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justify" draw:auto-grow-height="false" draw:auto-grow-width="false" fo:min-width="0cm"/>
      <style:paragraph-properties style:writing-mode="tb-rl"/>
    </style:style>
    <style:style style:name="gr2" style:family="graphic" style:parent-style-name="standard">
      <style:graphic-properties draw:textarea-horizontal-align="center" draw:textarea-vertical-align="justify" draw:auto-grow-height="false" draw:auto-grow-width="false" fo:min-width="0cm">
        <style:columns fo:column-count="2" fo:column-gap="0.2cm">
          <style:column style:rel-width="32767*" fo:start-indent="0cm" fo:end-indent="0.1cm"/>
          <style:column style:rel-width="32768*" fo:start-indent="0.1cm" fo:end-indent="0cm"/>
        </style:columns>
      </style:graphic-properties>
      <style:paragraph-properties style:writing-mode="tb-rl"/>
    </style:style>
    <style:style style:name="P1" style:family="paragraph">
      <style:paragraph-properties style:writing-mode="tb-r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cm" svg:x="3cm" svg:y="3cm">
          <draw:text-box>
            <text:p text:style-name="P1">tb-rl text within a small text box</text:p>
          </draw:text-box>
        </draw:frame>
        <draw:frame draw:style-name="gr2" draw:text-style-name="P1" draw:layer="layout" svg:width="3cm" svg:height="5cm" svg:x="3cm" svg:y="7cm">
          <draw:text-box>
            <text:p text:style-name="P1">tb-rl text within a small 2-column text box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lbany" style:font-family-complex="Albany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2"/>
    <meta:generator>LibreOfficeDev/7.3.0.0.alpha0$Windows_X86_64 LibreOffice_project/5b4b399c1dee1df5b8c69a47bd58a915f4c5c610</meta:generator>
  </office:meta>
</office:document-meta>
</file>